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5b2e" officeooo:paragraph-rsid="00085b2e"/>
    </style:style>
    <style:style style:name="P2" style:family="paragraph" style:parent-style-name="Standard">
      <style:paragraph-properties fo:text-align="justify" style:justify-single-word="false"/>
      <style:text-properties officeooo:rsid="00085b2e" officeooo:paragraph-rsid="00085b2e"/>
    </style:style>
    <style:style style:name="P3" style:family="paragraph" style:parent-style-name="Standard">
      <style:paragraph-properties fo:text-align="center" style:justify-single-word="false"/>
      <style:text-properties officeooo:rsid="00085b2e" officeooo:paragraph-rsid="00085b2e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officeooo:rsid="0009df4e" officeooo:paragraph-rsid="000afec9"/>
    </style:style>
    <style:style style:name="P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9df4e" officeooo:paragraph-rsid="0009df4e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9df4e" officeooo:paragraph-rsid="000afec9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9df4e" officeooo:paragraph-rsid="000b3900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9df4e" officeooo:paragraph-rsid="000bf804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reak-before="page" fo:background-color="transparent"/>
      <style:text-properties officeooo:rsid="0009df4e" officeooo:paragraph-rsid="000bf804"/>
    </style:style>
    <style:style style:name="P10" style:family="paragraph" style:parent-style-name="Standard">
      <loext:graphic-properties draw:fill="none"/>
      <style:paragraph-properties fo:margin-left="0in" fo:margin-right="0in" fo:line-height="200%" fo:text-align="start" style:justify-single-word="false" fo:text-indent="0in" style:auto-text-indent="false" fo:break-before="page" fo:background-color="transparent" style:writing-mode="page"/>
      <style:text-properties officeooo:rsid="000d0b8a" officeooo:paragraph-rsid="000d0b8a"/>
    </style:style>
    <style:style style:name="P11" style:family="paragraph" style:parent-style-name="Standard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style:writing-mode="page"/>
      <style:text-properties officeooo:rsid="000d0b8a" officeooo:paragraph-rsid="000d0b8a"/>
    </style:style>
    <style:style style:name="T1" style:family="text">
      <style:text-properties officeooo:rsid="0008c0c7"/>
    </style:style>
    <style:style style:name="T2" style:family="text">
      <style:text-properties officeooo:rsid="000eb6cb"/>
    </style:style>
    <style:style style:name="T3" style:family="text">
      <style:text-properties officeooo:rsid="000fde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er McFarlin and Matt Swentzel</text:p>
      <text:p text:style-name="P1">CS-492 </text:p>
      <text:p text:style-name="P1"/>
      <text:p text:style-name="P2"/>
      <text:p text:style-name="P3"><text:span text:style-name="T1">A</text:span>ssignment 1 Write Up Regarding Experimentation</text:p>
      <text:p text:style-name="P3"/>
      <text:p text:style-name="P4">Number of producers: 10</text:p>
      <text:p text:style-name="P6">Number of consumers: 10</text:p>
      <text:p text:style-name="P6">Number of products: 1000</text:p>
      <text:p text:style-name="P6">Size of queue: 100</text:p>
      <text:p text:style-name="P6">schedule type: Round-Robin</text:p>
      <text:p text:style-name="P6">Quantum time: 100</text:p>
      <text:p text:style-name="P6">Random seed: 0</text:p>
      <text:p text:style-name="P7">------------------------------------------------<text:tab/>------------------------------------------------</text:p>
      <text:p text:style-name="P7">Time Elapsed: 0.982639<text:tab/><text:tab/><text:tab/>Time Elapsed: 0.968415</text:p>
      <text:p text:style-name="P5"/>
      <text:p text:style-name="P7">Min Turnaround Time: 0.001037<text:tab/><text:tab/>Min Turnaround Time: 0.003511</text:p>
      <text:p text:style-name="P7">Max Turnaround Time: 0.205474<text:tab/><text:tab/>Max Turnaround Time: 0.207473</text:p>
      <text:p text:style-name="P7">Avg Turnaround Time: 0.101217<text:tab/><text:tab/>Avg Turnaround Time: 0.099675</text:p>
      <text:p text:style-name="P5"/>
      <text:p text:style-name="P7">Min Wait Time: 0.001137<text:tab/><text:tab/><text:tab/>Min Wait Time: 0.003678</text:p>
      <text:p text:style-name="P7">Max Wait Time: 0.206962<text:tab/><text:tab/><text:tab/>Max Wait Time: 0.208825</text:p>
      <text:p text:style-name="P7">Avg Wait Time: 0.101964<text:tab/><text:tab/><text:tab/>Avg Wait Time: 0.100437</text:p>
      <text:p text:style-name="P5"/>
      <text:p text:style-name="P7">Producer throughput: 64737.629179<text:tab/><text:tab/>Producer throughput: 65316.288685</text:p>
      <text:p text:style-name="P7">Consumer throughput: 61107.263617<text:tab/>Consumer throughput: 62023.004332</text:p>
      <text:p text:style-name="P5"/>
      <text:p text:style-name="P5"/>
      <text:p text:style-name="P5">Time Elapsed: 0.982252</text:p>
      <text:p text:style-name="P5"/>
      <text:p text:style-name="P5">Min Turnaround Time: 0.003531</text:p>
      <text:p text:style-name="P5">Max Turnaround Time: 0.225660</text:p>
      <text:p text:style-name="P5">Avg Turnaround Time: 0.100938</text:p>
      <text:p text:style-name="P5"/>
      <text:p text:style-name="P5">Min Wait Time: 0.003641</text:p>
      <text:p text:style-name="P5">Max Wait Time: 0.227133</text:p>
      <text:p text:style-name="P5">Avg Wait Time: 0.101696</text:p>
      <text:p text:style-name="P5"/>
      <text:p text:style-name="P5">Producer throughput: 64814.204681</text:p>
      <text:p text:style-name="P5">Consumer throughput: 61157.029848</text:p>
      <text:p text:style-name="P9">Number of producers: 10</text:p>
      <text:p text:style-name="P8">Number of consumers: 10</text:p>
      <text:p text:style-name="P8">Number of products: 1000</text:p>
      <text:p text:style-name="P8">Size of queue: 100</text:p>
      <text:p text:style-name="P8">schedule type: First-Come-First-Serve</text:p>
      <text:p text:style-name="P8">Quantum time: 100</text:p>
      <text:p text:style-name="P8">Random seed: 0</text:p>
      <text:p text:style-name="P8">------------------------------------------------<text:tab/>------------------------------------------------</text:p>
      <text:p text:style-name="P8">Time Elapsed: 0.801944<text:tab/><text:tab/><text:tab/>Time Elapsed: 0.791826</text:p>
      <text:p text:style-name="P8"/>
      <text:p text:style-name="P8">Min Turnaround Time: 0.000325<text:tab/><text:tab/>Min Turnaround Time: 0.000872</text:p>
      <text:p text:style-name="P8">Max Turnaround Time: 0.009860<text:tab/><text:tab/>Max Turnaround Time: 0.017366</text:p>
      <text:p text:style-name="P8">Avg Turnaround Time: 0.003549<text:tab/><text:tab/>Avg Turnaround Time: 0.009808</text:p>
      <text:p text:style-name="P8"/>
      <text:p text:style-name="P8">Min Wait Time: 0.000334<text:tab/><text:tab/><text:tab/>Min Wait Time: 0.001111</text:p>
      <text:p text:style-name="P8">Max Wait Time: 0.010985<text:tab/><text:tab/><text:tab/>Max Wait Time: 0.018509</text:p>
      <text:p text:style-name="P8">Avg Wait Time: 0.004254<text:tab/><text:tab/><text:tab/>Avg Wait Time: 0.010511</text:p>
      <text:p text:style-name="P8"/>
      <text:p text:style-name="P8">Producer throughput: 74907.395732<text:tab/><text:tab/>Producer throughput: 75913.044138</text:p>
      <text:p text:style-name="P8">Consumer throughput: 74930.782689<text:tab/>Consumer throughput: 75876.084238</text:p>
      <text:p text:style-name="P8"/>
      <text:p text:style-name="P8"/>
      <text:p text:style-name="P8">Time Elapsed: 0.784888</text:p>
      <text:p text:style-name="P8"/>
      <text:p text:style-name="P8">Min Turnaround Time: 0.000373</text:p>
      <text:p text:style-name="P8">Max Turnaround Time: 0.011438</text:p>
      <text:p text:style-name="P8">Avg Turnaround Time: 0.003715</text:p>
      <text:p text:style-name="P8"/>
      <text:p text:style-name="P8">Min Wait Time: 0.000414</text:p>
      <text:p text:style-name="P8">Max Wait Time: 0.012639</text:p>
      <text:p text:style-name="P8">Avg Wait Time: 0.004417</text:p>
      <text:p text:style-name="P8"/>
      <text:p text:style-name="P8">Producer throughput: 76583.458739</text:p>
      <text:p text:style-name="P8">Consumer throughput: 76547.112834</text:p>
      <text:p text:style-name="P9">Number of producers: 10</text:p>
      <text:p text:style-name="P8">Number of consumers: 10</text:p>
      <text:p text:style-name="P8">Number of products: 100</text:p>
      <text:p text:style-name="P8">Size of queue: 5</text:p>
      <text:p text:style-name="P8">schedule type: Round-Robin</text:p>
      <text:p text:style-name="P8">Quantum time: 100</text:p>
      <text:p text:style-name="P8">Random seed: 0</text:p>
      <text:p text:style-name="P8">------------------------------------------------<text:tab/>------------------------------------------------</text:p>
      <text:p text:style-name="P5">Time Elapsed: 0.090682<text:tab/><text:tab/><text:tab/>Time Elapsed: 0.090344</text:p>
      <text:p text:style-name="P5"/>
      <text:p text:style-name="P5">Min Turnaround Time: 0.000777<text:tab/><text:tab/>Min Turnaround Time: 0.000782</text:p>
      <text:p text:style-name="P5">Max Turnaround Time: 0.032624<text:tab/><text:tab/>Max Turnaround Time: 0.023125</text:p>
      <text:p text:style-name="P5">Avg Turnaround Time: 0.010801<text:tab/><text:tab/>Avg Turnaround Time: 0.010725</text:p>
      <text:p text:style-name="P5"/>
      <text:p text:style-name="P5">Min Wait Time: 0.000861<text:tab/><text:tab/><text:tab/>Min Wait Time: 0.000820</text:p>
      <text:p text:style-name="P5">Max Wait Time: 0.033762<text:tab/><text:tab/><text:tab/>Max Wait Time: 0.024126</text:p>
      <text:p text:style-name="P5">Avg Wait Time: 0.011475<text:tab/><text:tab/><text:tab/>Avg Wait Time: 0.011400</text:p>
      <text:p text:style-name="P5"/>
      <text:p text:style-name="P5">Producer throughput: 67867.929010<text:tab/><text:tab/>Producer throughput: 69072.699016</text:p>
      <text:p text:style-name="P5">Consumer throughput: 67089.329442<text:tab/>Consumer throughput: 67161.422479</text:p>
      <text:p text:style-name="P5"/>
      <text:p text:style-name="P5"/>
      <text:p text:style-name="P5">Time Elapsed: 0.091303</text:p>
      <text:p text:style-name="P5"/>
      <text:p text:style-name="P5">Min Turnaround Time: 0.000837</text:p>
      <text:p text:style-name="P5">Max Turnaround Time: 0.028378</text:p>
      <text:p text:style-name="P5">Avg Turnaround Time: 0.011008</text:p>
      <text:p text:style-name="P5"/>
      <text:p text:style-name="P5">Min Wait Time: 0.000938</text:p>
      <text:p text:style-name="P5">Max Wait Time: 0.029159</text:p>
      <text:p text:style-name="P5">Avg Wait Time: 0.011694</text:p>
      <text:p text:style-name="P5"/>
      <text:p text:style-name="P5">Producer throughput: 67380.904252</text:p>
      <text:p text:style-name="P5">Consumer throughput: 66578.634916</text:p>
      <text:p text:style-name="P9">Number of producers: 10</text:p>
      <text:p text:style-name="P8">Number of consumers: 10</text:p>
      <text:p text:style-name="P8">Number of products: 100</text:p>
      <text:p text:style-name="P8">Size of queue: 5</text:p>
      <text:p text:style-name="P8">schedule type: First-Come-First-Serve</text:p>
      <text:p text:style-name="P8">Quantum time: 100</text:p>
      <text:p text:style-name="P8">Random seed: 0</text:p>
      <text:p text:style-name="P8">------------------------------------------------<text:tab/>------------------------------------------------</text:p>
      <text:p text:style-name="P5">Time Elapsed: 0.077211<text:tab/><text:tab/><text:tab/>Time Elapsed: 0.075689</text:p>
      <text:p text:style-name="P5"/>
      <text:p text:style-name="P5">Min Turnaround Time: 0.000472<text:tab/><text:tab/>Min Turnaround Time: 0.000515</text:p>
      <text:p text:style-name="P5">Max Turnaround Time: 0.007437<text:tab/><text:tab/>Max Turnaround Time: 0.008484</text:p>
      <text:p text:style-name="P5">Avg Turnaround Time: 0.003413<text:tab/><text:tab/>Avg Turnaround Time: 0.003454</text:p>
      <text:p text:style-name="P5"/>
      <text:p text:style-name="P5">Min Wait Time: 0.000740<text:tab/><text:tab/><text:tab/>Min Wait Time: 0.000823</text:p>
      <text:p text:style-name="P5">Max Wait Time: 0.008809<text:tab/><text:tab/><text:tab/>Max Wait Time: 0.009879</text:p>
      <text:p text:style-name="P5">Avg Wait Time: 0.004070<text:tab/><text:tab/><text:tab/>Avg Wait Time: 0.004082</text:p>
      <text:p text:style-name="P5"/>
      <text:p text:style-name="P5">Producer throughput: 78095.510810<text:tab/><text:tab/>Producer throughput: 79797.845458</text:p>
      <text:p text:style-name="P5">Consumer throughput: 78804.276445<text:tab/>Consumer throughput: 80970.567199</text:p>
      <text:p text:style-name="P5"/>
      <text:p text:style-name="P5"/>
      <text:p text:style-name="P5">Time Elapsed: 0.077364</text:p>
      <text:p text:style-name="P5"/>
      <text:p text:style-name="P5">Min Turnaround Time: 0.000456</text:p>
      <text:p text:style-name="P5">Max Turnaround Time: 0.007604</text:p>
      <text:p text:style-name="P5">Avg Turnaround Time: 0.003512</text:p>
      <text:p text:style-name="P5"/>
      <text:p text:style-name="P5">Min Wait Time: 0.000730</text:p>
      <text:p text:style-name="P5">Max Wait Time: 0.008951</text:p>
      <text:p text:style-name="P5">Avg Wait Time: 0.004157</text:p>
      <text:p text:style-name="P5"/>
      <text:p text:style-name="P5">Producer throughput: 78062.996838</text:p>
      <text:p text:style-name="P5">Consumer throughput: 79028.476594</text:p>
      <text:p text:style-name="P10"><text:tab/>In this format, none of the advantages provided by Round-Robin are clearly demonstrated. </text:p>
      <text:p text:style-name="P11">The advantages of Round-Robin become more apparent when much larger tasks are at play, because Round-Robin allows for more “fair” distribution of CPU time. <text:s/><text:span text:style-name="T2">In a shared system setting, Round-Robin excels by not allowing large processes to occupy all of the CPU time while multiple smaller processes could have finished. <text:s text:c="2"/>On the other hand, </text:span>First-Come-First-Serve provides less average-turnaround-time and more producers/consumers throughput then its Round-Robin counterpart. <text:s/><text:span text:style-name="T3">One thing to note from this experiment is that the actual time waiting for the program to complete was much greater for the Round-Robin. <text:s/>The elapsed time does not convey this because the usleep() does not contribute to the time shown by clock. <text:s/>This shows that Round-Robin becomes increasingly less efficient as the overhead of switching between increases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20:57:22.124037704</meta:creation-date>
    <dc:date>2018-03-05T23:42:59.137983377</dc:date>
    <meta:editing-duration>PT4M53S</meta:editing-duration>
    <meta:editing-cycles>1</meta:editing-cycles>
    <meta:document-statistic meta:table-count="0" meta:image-count="0" meta:object-count="0" meta:page-count="5" meta:paragraph-count="109" meta:word-count="653" meta:character-count="5008" meta:non-whitespace-character-count="4405"/>
    <meta:generator>LibreOffice/5.4.5.1$Linux_X86_64 LibreOffice_project/40m0$Build-1</meta:generator>
  </office:meta>
</office:document-meta>
</file>